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eldola de Sola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4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65 Victoria Street/</text:p>
      <text:p text:style-name="P3">Montreal, April 24th, 1893./</text:p>
      <text:p text:style-name="P2">Rev. and Dear Sir/</text:p>
      <text:p text:style-name="P2"><text:tab/>Permit me to tender/ you the assurance of my best wishes/ upon the attainment of your seventieth/ birthday./</text:p>
      <text:p text:style-name="P2"><text:tab/>The great services you have rendered/ the cause of Judaism during your/ ministry inspire me in common/ with your other friends with the/ fervent hope that you may be/ spared for many years to your/ family, to your congregation, and/ to Israel./</text:p>
      <text:p text:style-name="P2"><text:tab/>Trusting that you are in the/ enjoyment of good health, and/ with the reiterated assurance of/ my best wishes,/</text:p>
      <text:p text:style-name="P2"><text:tab/>I remain/</text:p>
      <text:p text:style-name="P2"><text:tab/><text:tab/>Very truly yours/</text:p>
      <text:p text:style-name="P2"><text:tab/><text:tab/>Meldola de Sola/</text:p>
      <text:p text:style-name="P2">To/ Rev. Dr. Morais/ Philadelphi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1:50:23.11</meta:creation-date>
    <meta:document-statistic meta:table-count="0" meta:image-count="0" meta:object-count="0" meta:page-count="2" meta:paragraph-count="70" meta:word-count="268" meta:character-count="1877"/>
    <dc:date>2011-12-08T11:58:43.19</dc:date>
    <dc:creator>Penn Libraries</dc:creator>
    <meta:editing-duration>PT00H08M20S</meta:editing-duration>
    <meta:editing-cycles>1</meta:editing-cycles>
    <meta:generator>OpenOffice.org/3.2$Win32 OpenOffice.org_project/320m12$Build-9483</meta:generator>
  </office:meta>
</office:document-meta>
</file>